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15_20-46-16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16_01-49-38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16_01-49-44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16_07-49-36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16_14-09-28_000.mp4</text:p>
          </table:table-cell>
          <table:table-cell table:style-name="ce25" office:value-type="string">
            <text:p>:VIDEO / @自室 / 記録 / jap.flute / 演奏、play / R=1 / genr=todays-melody,i.f.=~,Re+,other=memo+,for=kagura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VIDEO / @自室 / 記録 / jap.flute / 演奏、play / R=1 / genr=todays-melody,i.f.=~,Re+,other=memo+,for=kagura">
            <text:p>:VIDEO / @自室 / 記録 / jap.flute / 演奏、play / R=1 / genr=todays-melody,i.f.=~,Re+,other=memo+,for=kagura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16_14-12-22_000.jpg</text:p>
          </table:table-cell>
          <table:table-cell table:style-name="ce34" office:value-type="string">
            <text:p>:m :篠笛,shinobue #*# / session-memo / s.1:todays-melody,for=kagura,R=1,i.f.=~,Re+,other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:篠笛,shinobue #*# / session-memo / s.1:todays-melody,for=kagura,R=1,i.f.=~,Re+,other=~">
            <text:p>:m :篠笛,shinobue #*# / session-memo / s.1:todays-melody,for=kagura,R=1,i.f.=~,Re+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16_17-06-38_000.jpg</text:p>
          </table:table-cell>
          <table:table-cell table:style-name="ce34" office:value-type="string">
            <text:p>:m RES 1*3 / free# JVEMV6 68#_203:1 / 68. theoretical-physics(tp) / w=~,topics=回転系：運動方程式,other=orig+:review:回転系の基底ベクトル：慣性系から見た場合；,s=~,i=~,doc=r-6-3~1.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1*3 / free# JVEMV6 68#_203:1 / 68. theoretical-physics(tp) / w=~,topics=回転系：運動方程式,other=orig+:review:回転系の基底ベクトル：慣性系から見た場合；,s=~,i=~,doc=r-6-3~1.2">
            <text:p>:m RES 1*3 / free# JVEMV6 68#_203:1 / 68. theoretical-physics(tp) / w=~,topics=回転系：運動方程式,other=orig+:review:回転系の基底ベクトル：慣性系から見た場合；,s=~,i=~,doc=r-6-3~1.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16_17-06-59_000.jpg</text:p>
          </table:table-cell>
          <table:table-cell table:style-name="ce34" office:value-type="string">
            <text:p>:m RES 2*3 / free# JVEMV6 68#_203:1 / 68. theoretical-physics(tp) / w=~,topics=回転系：運動方程式,other=orig+:review:回転系の基底ベクトル：慣性系から見た場合；,s=~,i=~,doc=r-6-3~1.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RES 2*3 / free# JVEMV6 68#_203:1 / 68. theoretical-physics(tp) / w=~,topics=回転系：運動方程式,other=orig+:review:回転系の基底ベクトル：慣性系から見た場合；,s=~,i=~,doc=r-6-3~1.2">
            <text:p>:m RES 2*3 / free# JVEMV6 68#_203:1 / 68. theoretical-physics(tp) / w=~,topics=回転系：運動方程式,other=orig+:review:回転系の基底ベクトル：慣性系から見た場合；,s=~,i=~,doc=r-6-3~1.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16_17-07-18_000.jpg</text:p>
          </table:table-cell>
          <table:table-cell table:style-name="ce34" office:value-type="string">
            <text:p>:m RES 3*3 / free# JVEMV6 68#_203:1 / 68. theoretical-physics(tp) / w=~,topics=回転系：運動方程式,other=orig+:review:回転系の基底ベクトル：慣性系から見た場合；calc+:遠心力、引力。関係,s=~,i=~,doc=r-6-3~1.2#2.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RES 3*3 / free# JVEMV6 68#_203:1 / 68. theoretical-physics(tp) / w=~,topics=回転系：運動方程式,other=orig+:review:回転系の基底ベクトル：慣性系から見た場合；calc+:遠心力、引力。関係,s=~,i=~,doc=r-6-3~1.2#2.2">
            <text:p>:m RES 3*3 / free# JVEMV6 68#_203:1 / 68. theoretical-physics(tp) / w=~,topics=回転系：運動方程式,other=orig+:review:回転系の基底ベクトル：慣性系から見た場合；calc+:遠心力、引力。関係,s=~,i=~,doc=r-6-3~1.2#2.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 table:visibility="collapse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7">2022/03/17</text:date>, <text:time>10:21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17T10:21:27.28</dc:date>
    <dc:creator>iwabuchi ken</dc:creator>
    <meta:editing-duration>P44DT6H16M25S</meta:editing-duration>
    <meta:editing-cycles>14744</meta:editing-cycles>
    <meta:document-statistic meta:table-count="2" meta:cell-count="483" meta:object-count="0"/>
    <meta:user-defined meta:name="qrichtext">1</meta:user-defined>
  </office:meta>
</office:document-meta>
</file>